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style:text-position="super 66.6%"/>
    </style:style>
    <style:style style:name="T6" style:parent-style-name="DefaultParagraphFont" style:family="text">
      <style:text-properties style:text-position="super 66.6%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Justification for Candidate Architecture</text:p>
      <text:p text:style-name="P2"/>
      <text:p text:style-name="Standard">In our game AdventureLearn we decided to use 3-tier architecture as it provides many benefits for production, maintenance, security and gives great flexibility for developers. Considering rapidly changing technological<text:s/>environment this kind of approach will be suitable for our learning platform.</text:p>
      <text:p text:style-name="Standard"/>
      <text:p text:style-name="Standard">As separate modules can be distinguished:</text:p>
      <text:p text:style-name="Standard"/>
      <text:p text:style-name="Standard">1.<text:s/><text:tab/><text:span text:style-name="T3">Presentation Layer</text:span></text:p>
      <text:p text:style-name="Standard">Top layer is the closest one to the user. This component enables interaction between player and the system (and<text:s/>other players through it).</text:p>
      <text:p text:style-name="Standard"/>
      <text:p text:style-name="Standard">2.<text:tab/><text:span text:style-name="T4">Business Layer</text:span></text:p>
      <text:p text:style-name="Standard">Middle layer can be also called control layer as it takes care of controlling different parts of the software. It consists of a whole logic behind the presentation layer which allow competition between players<text:s/>and student-teacher interaction. Business layer plays the connector role for 1<text:span text:style-name="T5">st</text:span><text:s/>and 3<text:span text:style-name="T6">rd</text:span><text:s/>tiers.</text:p>
      <text:p text:style-name="Standard"/>
      <text:p text:style-name="Standard">3.<text:s/><text:tab/><text:span text:style-name="T7">Data access layer.</text:span></text:p>
      <text:p text:style-name="Standard">Low-level layer is responsible for database management system and application security. Within Data layer all the objects and data needed for higher level tiers are stored.</text:p>
      <text:p text:style-name="Standard"/>
      <text:p text:style-name="Standard"/>
      <text:p text:style-name="Standard">This way of separating application modules is adequate for the game because it makes the overall structure clear and the application itself easy to maintain. Keeping in mind SOLID principles:</text:p>
      <text:p text:style-name="Standard">- 3-tier architecture make the product ready for future development and different kinds of extensions, improvements</text:p>
      <text:p text:style-name="Standard">- components are dependent just on certain elements what increases security of AdventureLearn game (User-layer has no direct access to database what can be considered as security measure and step towards efficiency with data processing)</text:p>
      <text:p text:style-name="Standard"/>
      <text:p text:style-name="P8">Other benefits from using tier-architecture for our app:</text:p>
      <text:list text:style-name="LFO1" text:continue-numbering="true">
        <text:list-item>
          <text:p text:style-name="P9">Gives the ability to update certain elements without interfering with other components (e.g. UI improvements will not<text:s/>change app logic)</text:p>
        </text:list-item>
        <text:list-item>
          <text:p text:style-name="P10">Provides scalability for the game (e.g. in further development the same logic and database can be used to deploy the game to the other platforms; on top of that other database interface easily can be added so data storage is not limited to the one instance anymore)</text:p>
        </text:list-item>
        <text:list-item>
          <text:p text:style-name="P11">Reliability is ensured due to proper dependencies usage.</text:p>
        </text:list-item>
        <text:list-item>
          <text:p text:style-name="P12">Maintenance becomes easy as it can be divided between front-end and back-end developers.</text:p>
        </text:list-item>
      </text:list>
      <text:p text:style-name="Standard"/>
      <text:p text:style-name="Standard"/>
      <text:p text:style-name="P13">Why not 2-tier architecture?</text:p>
      <text:p text:style-name="Standard">Although complexity is higher in 3-tier architecture however in 2-tier application performance will be decreased upon increasing the users what makes the application also less scalable.</text:p>
      <text:p text:style-name="Standard"/>
      <text:p text:style-name="P14">Why not 4-or-more-tier architecture?</text:p>
      <text:p text:style-name="Standard">The application has more layers the more complex it becomes. Considering time constraints for the project using more layers can be hard to achieve.</text:p>
      <text:p text:style-name="Standard"/>
      <text:p text:style-name="Standard">To sum up, 3-tier architecture seems to be the golden mean between less and more complex structures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 KH</dc:creator>
    <meta:creation-date>2020-02-24T09:43:00Z</meta:creation-date>
    <dc:date>2020-02-24T09:45:00Z</dc:date>
    <meta:template xlink:href="Normal" xlink:type="simple"/>
    <meta:editing-cycles>3</meta:editing-cycles>
    <meta:editing-duration>PT660S</meta:editing-duration>
    <meta:document-statistic meta:page-count="1" meta:paragraph-count="5" meta:word-count="406" meta:character-count="2721" meta:row-count="19" meta:non-whitespace-character-count="2320"/>
  </office:meta>
</office:document-meta>
</file>